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Emoji" svg:font-family="Segoe UI Emoji"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text-underline-type="single" style:text-underline-style="solid" style:text-underline-width="auto" style:text-underline-mode="continuou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style:text-underline-type="single" style:text-underline-style="solid" style:text-underline-width="auto" style:text-underline-mode="continuous" fo:language="en" fo:country="US"/>
    </style:style>
    <style:style style:name="T5" style:parent-style-name="Absatz-Standardschriftart" style:family="text">
      <style:text-properties fo:language="en" fo:country="US"/>
    </style:style>
    <style:style style:name="P6" style:parent-style-name="Standard" style:family="paragraph">
      <style:paragraph-properties fo:margin-bottom="0in"/>
      <style:text-properties fo:font-weight="bold" style:font-weight-asian="bold" style:font-weight-complex="bold" fo:language="en" fo:country="US"/>
    </style:style>
    <style:style style:name="P7" style:parent-style-name="Listenabsatz" style:list-style-name="LFO1" style:family="paragraph">
      <style:paragraph-properties fo:margin-bottom="0in"/>
    </style:style>
    <style:style style:name="T8" style:parent-style-name="Hyperlink" style:family="text">
      <style:text-properties fo:language="en" fo:country="US"/>
    </style:style>
    <style:style style:name="T9" style:parent-style-name="Hyperlink"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P12" style:parent-style-name="Listenabsatz" style:list-style-name="LFO1" style:family="paragraph">
      <style:paragraph-properties fo:margin-bottom="0in"/>
      <style:text-properties fo:language="en" fo:country="US"/>
    </style:style>
    <style:style style:name="P13" style:parent-style-name="Standard" style:family="paragraph">
      <style:text-properties fo:font-weight="bold" style:font-weight-asian="bold" style:font-weight-complex="bold" fo:language="en" fo:country="US"/>
    </style:style>
    <style:style style:name="T14" style:parent-style-name="Absatz-Standardschriftart" style:family="text">
      <style:text-properties fo:font-weight="bold" style:font-weight-asian="bold" style:font-weight-complex="bold"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weight="bold" style:font-weight-asian="bold" style:font-weight-complex="bold"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font-weight="bold" style:font-weight-asian="bold" style:font-weight-complex="bold" fo:language="en" fo:country="US"/>
    </style:style>
    <style:style style:name="T21" style:parent-style-name="Absatz-Standardschriftart" style:family="text">
      <style:text-properties fo:language="en" fo:country="US"/>
    </style:style>
    <style:style style:name="P22" style:parent-style-name="Listenabsatz" style:list-style-name="LFO1" style:family="paragraph"/>
    <style:style style:name="T23" style:parent-style-name="Absatz-Standardschriftart" style:family="text">
      <style:text-properties fo:language="en" fo:country="US"/>
    </style:style>
    <style:style style:name="T24" style:parent-style-name="Absatz-Standardschriftart" style:family="text">
      <style:text-properties fo:font-style="italic" style:font-style-asian="italic" style:font-style-complex="italic" fo:language="en" fo:country="US"/>
    </style:style>
    <style:style style:name="T25" style:parent-style-name="Absatz-Standardschriftart" style:family="text">
      <style:text-properties fo:language="en" fo:country="US"/>
    </style:style>
    <style:style style:name="P26" style:parent-style-name="Listenabsatz" style:list-style-name="LFO1" style:family="paragraph"/>
    <style:style style:name="T27" style:parent-style-name="Absatz-Standardschriftart" style:family="text">
      <style:text-properties fo:language="en" fo:country="US"/>
    </style:style>
    <style:style style:name="T28" style:parent-style-name="Absatz-Standardschriftart" style:family="text">
      <style:text-properties fo:font-style="italic" style:font-style-asian="italic" style:font-style-complex="italic"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P31" style:parent-style-name="Standard" style:family="paragraph">
      <style:text-properties fo:language="en" fo:country="US"/>
    </style:style>
    <style:style style:name="T32" style:parent-style-name="Absatz-Standardschriftart" style:family="text">
      <style:text-properties fo:font-weight="bold" style:font-weight-asian="bold" style:font-weight-complex="bold"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font-style="italic" style:font-style-asian="italic" style:font-style-complex="italic" fo:language="en" fo:country="US"/>
    </style:style>
    <style:style style:name="P37" style:parent-style-name="Standard" style:family="paragraph">
      <style:text-properties fo:language="en" fo:country="US"/>
    </style:style>
    <style:style style:name="P38" style:parent-style-name="Standard" style:family="paragraph">
      <style:paragraph-properties fo:break-before="page" style:vertical-align="auto" fo:line-height="106%"/>
      <style:text-properties fo:language="en" fo:country="US"/>
    </style:style>
    <style:style style:name="P39" style:parent-style-name="Standard" style:family="paragraph">
      <style:text-properties fo:font-weight="bold" style:font-weight-asian="bold" style:font-weight-complex="bold" fo:language="en" fo:country="US"/>
    </style:style>
    <style:style style:name="T40" style:parent-style-name="Absatz-Standardschriftart" style:family="text">
      <style:text-properties fo:language="en" fo:country="US"/>
    </style:style>
    <style:style style:name="T41" style:parent-style-name="Hyperlink"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ableColumn47" style:family="table-column">
      <style:table-column-properties style:column-width="1.8673in" style:use-optimal-column-width="false"/>
    </style:style>
    <style:style style:name="TableColumn48" style:family="table-column">
      <style:table-column-properties style:column-width="1.2791in" style:use-optimal-column-width="false"/>
    </style:style>
    <style:style style:name="TableColumn49" style:family="table-column">
      <style:table-column-properties style:column-width="3.3784in" style:use-optimal-column-width="false"/>
    </style:style>
    <style:style style:name="Table46" style:family="table">
      <style:table-properties style:width="6.525in" fo:margin-left="0in" table:align="lef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style:text-properties fo:language="en" fo:country="US"/>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style:style>
    <style:style style:name="T56" style:parent-style-name="Hyperlink" style:family="text">
      <style:text-properties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style:text-properties fo:language="en" fo:country="U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style:text-properties fo:language="en" fo:country="US"/>
    </style:style>
    <style:style style:name="P61" style:parent-style-name="Standard" style:family="paragraph">
      <style:paragraph-properties fo:margin-bottom="0in"/>
      <style:text-properties fo:language="en" fo:country="US"/>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style:text-properties fo:language="en" fo:country="US"/>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style:text-properties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style:text-properties fo:language="en" fo:country="US"/>
    </style:style>
    <style:style style:name="P72" style:parent-style-name="Standard" style:family="paragraph">
      <style:paragraph-properties fo:margin-bottom="0in"/>
      <style:text-properties fo:language="en" fo:country="US"/>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text-properties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style:style>
    <style:style style:name="T78" style:parent-style-name="Absatz-Standardschriftart" style:family="text">
      <style:text-properties fo:language="en" fo:country="US"/>
    </style:style>
    <style:style style:name="T79" style:parent-style-name="Absatz-Standardschriftart" style:family="text">
      <style:text-properties style:font-name="Segoe UI Emoji" style:font-name-asian="Segoe UI Emoji" style:font-name-complex="Segoe UI Emoji"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style:text-properties fo:language="en" fo:country="US"/>
    </style:style>
    <style:style style:name="TableRow82" style:family="table-row">
      <style:table-row-properties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style:style>
    <style:style style:name="T85" style:parent-style-name="Hyperlink" style:family="text">
      <style:text-properties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margin-bottom="0in"/>
      <style:text-properties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style:text-properties fo:language="en" fo:country="US"/>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style:text-properties fo:language="en" fo:country="US"/>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style:text-properties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style:style>
    <style:style style:name="T100" style:parent-style-name="Absatz-Standardschriftart" style:family="text">
      <style:text-properties fo:language="en" fo:country="US"/>
    </style:style>
    <style:style style:name="T101" style:parent-style-name="Hyperlink" style:family="text">
      <style:text-properties fo:language="en" fo:country="US"/>
    </style:style>
    <style:style style:name="T102" style:parent-style-name="Absatz-Standardschriftart" style:family="text">
      <style:text-properties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T105" style:parent-style-name="Hyperlink" style:family="text">
      <style:text-properties fo:language="en" fo:country="US"/>
    </style:style>
    <style:style style:name="P106" style:parent-style-name="Standard" style:family="paragraph">
      <style:paragraph-properties fo:margin-bottom="0in"/>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fo:language="en" fo:country="US"/>
    </style:style>
    <style:style style:name="T111" style:parent-style-name="Hyperlink" style:family="text">
      <style:text-properties fo:language="en" fo:country="US"/>
    </style:style>
    <style:style style:name="T112" style:parent-style-name="Hyperlink" style:family="text">
      <style:text-properties fo:language="en" fo:country="US"/>
    </style:style>
    <style:style style:name="T113" style:parent-style-name="Absatz-Standardschriftart" style:family="text">
      <style:text-properties fo:language="en" fo:country="US"/>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margin-bottom="0in"/>
      <style:text-properties fo:language="en" fo:country="US"/>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style:style>
    <style:style style:name="T120" style:parent-style-name="Hyperlink" style:family="text">
      <style:text-properties style:text-line-through-style="solid" style:text-line-through-width="auto" style:text-line-through-color="font-color" style:text-line-through-mode="continuous" style:text-line-through-type="singl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style:text-properties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style:text-properties fo:language="en" fo:country="US"/>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style:text-properties style:text-line-through-style="solid" style:text-line-through-width="auto" style:text-line-through-color="font-color" style:text-line-through-mode="continuous" style:text-line-through-type="single"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style:text-properties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style:text-properties fo:language="en" fo:country="US"/>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style:text-properties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style:text-properties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style:text-properties fo:language="en" fo:country="US"/>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in"/>
    </style:style>
    <style:style style:name="T142" style:parent-style-name="Hyperlink" style:family="text">
      <style:text-properties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style:text-properties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style:text-properties fo:language="en" fo:country="US"/>
    </style:style>
    <style:style style:name="P147" style:parent-style-name="Standard" style:family="paragraph">
      <style:paragraph-properties fo:margin-bottom="0in"/>
      <style:text-properties fo:language="en" fo:country="US"/>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style:text-properties fo:language="en" fo:country="US"/>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margin-bottom="0i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margin-bottom="0in"/>
      <style:text-properties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style:text-properties fo:language="en" fo:country="US"/>
    </style:style>
    <style:style style:name="P158" style:parent-style-name="Standard" style:family="paragraph">
      <style:paragraph-properties fo:margin-bottom="0in"/>
      <style:text-properties fo:language="en" fo:country="US"/>
    </style:style>
    <style:style style:name="P159" style:parent-style-name="Standard" style:family="paragraph">
      <style:paragraph-properties fo:margin-bottom="0in"/>
      <style:text-properties fo:language="en" fo:country="US"/>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style:style>
    <style:style style:name="T163" style:parent-style-name="Hyperlink" style:family="text">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in"/>
      <style:text-properties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in"/>
      <style:text-properties fo:language="en" fo:country="US"/>
    </style:style>
    <style:style style:name="P168" style:parent-style-name="Standard" style:family="paragraph">
      <style:paragraph-properties fo:margin-bottom="0in"/>
      <style:text-properties fo:language="en" fo:country="US"/>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style:style>
    <style:style style:name="T172" style:parent-style-name="Hyperlink" style:family="text">
      <style:text-properties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style:text-properties fo:language="en" fo:country="US"/>
    </style:style>
    <style:style style:name="P175" style:parent-style-name="Standard" style:family="paragraph">
      <style:paragraph-properties fo:margin-bottom="0in"/>
      <style:text-properties fo:language="en" fo:country="US"/>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in"/>
      <style:text-properties fo:language="en" fo:country="US"/>
    </style:style>
    <style:style style:name="P178" style:parent-style-name="Standard" style:family="paragraph">
      <style:paragraph-properties fo:margin-bottom="0in"/>
      <style:text-properties fo:language="en" fo:country="US"/>
    </style:style>
    <style:style style:name="P179" style:parent-style-name="Standard" style:family="paragraph">
      <style:paragraph-properties fo:margin-bottom="0in"/>
      <style:text-properties fo:language="en" fo:country="US"/>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style:style>
    <style:style style:name="T183" style:parent-style-name="Hyperlink" style:family="text">
      <style:text-properties fo:language="en" fo:country="US"/>
    </style:style>
    <style:style style:name="T184" style:parent-style-name="Hyperlink" style:family="text">
      <style:text-properties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style:text-properties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style:text-properties fo:language="en" fo:country="US"/>
    </style:style>
    <style:style style:name="P189" style:parent-style-name="Standard" style:family="paragraph">
      <style:paragraph-properties fo:margin-bottom="0in"/>
      <style:text-properties fo:language="en" fo:country="US"/>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bottom="0in"/>
    </style:style>
    <style:style style:name="T193" style:parent-style-name="Hyperlink" style:family="text">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style:text-properties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margin-bottom="0in"/>
    </style:style>
    <style:style style:name="T198" style:parent-style-name="Absatz-Standardschriftart" style:family="text">
      <style:text-properties fo:language="en" fo:country="US"/>
    </style:style>
    <style:style style:name="T199" style:parent-style-name="Absatz-Standardschriftart" style:family="text">
      <style:text-properties fo:language="en" fo:country="US"/>
    </style:style>
    <style:style style:name="T200" style:parent-style-name="Absatz-Standardschriftart" style:family="text">
      <style:text-properties style:font-name="Segoe UI Emoji" style:font-name-asian="Segoe UI Emoji" style:font-name-complex="Segoe UI Emoji" fo:language="en" fo:country="US"/>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style:style>
    <style:style style:name="T204" style:parent-style-name="Hyperlink" style:family="text">
      <style:text-properties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style:text-properties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style:text-properties fo:language="en" fo:country="US"/>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style:text-properties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style:text-properties fo:language="en" fo:country="US"/>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margin-bottom="0in"/>
      <style:text-properties fo:language="en" fo:country="US"/>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bottom="0in"/>
      <style:text-properties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margin-bottom="0in"/>
      <style:text-properties fo:language="en" fo:country="U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margin-bottom="0in"/>
      <style:text-properties fo:language="en" fo:country="US"/>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margin-bottom="0in"/>
      <style:text-properties fo:language="en" fo:country="U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style:text-properties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in"/>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paragraph-properties fo:break-before="page" style:vertical-align="auto" fo:line-height="106%"/>
      <style:text-properties fo:language="en" fo:country="US"/>
    </style:style>
    <style:style style:name="P236" style:parent-style-name="Standard" style:family="paragraph">
      <style:text-properties fo:font-weight="bold" style:font-weight-asian="bold" style:font-weight-complex="bold"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paragraph-properties fo:margin-bottom="0in"/>
      <style:text-properties fo:language="en" fo:country="US"/>
    </style:style>
    <style:style style:name="P240" style:parent-style-name="Listenabsatz" style:list-style-name="LFO2" style:family="paragraph">
      <style:paragraph-properties fo:margin-bottom="0in"/>
    </style:style>
    <style:style style:name="T241" style:parent-style-name="Absatz-Standardschriftart" style:family="text">
      <style:text-properties fo:language="en" fo:country="US"/>
    </style:style>
    <style:style style:name="T242" style:parent-style-name="Absatz-Standardschriftart" style:family="text">
      <style:text-properties fo:language="en" fo:country="US"/>
    </style:style>
    <style:style style:name="T243" style:parent-style-name="Absatz-Standardschriftart" style:family="text">
      <style:text-properties style:text-position="super 63.6%" fo:language="en" fo:country="US"/>
    </style:style>
    <style:style style:name="T244" style:parent-style-name="Absatz-Standardschriftart" style:family="text">
      <style:text-properties fo:language="en" fo:country="US"/>
    </style:style>
    <style:style style:name="P245" style:parent-style-name="Listenabsatz" style:list-style-name="LFO2" style:family="paragraph">
      <style:paragraph-properties fo:margin-bottom="0in"/>
      <style:text-properties fo:language="en" fo:country="US"/>
    </style:style>
    <style:style style:name="P246" style:parent-style-name="Listenabsatz" style:list-style-name="LFO2" style:family="paragraph">
      <style:paragraph-properties fo:margin-bottom="0in"/>
      <style:text-properties fo:language="en" fo:country="US"/>
    </style:style>
    <style:style style:name="P247" style:parent-style-name="Listenabsatz" style:list-style-name="LFO2" style:family="paragraph">
      <style:paragraph-properties fo:margin-bottom="0in"/>
      <style:text-properties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T250" style:parent-style-name="Hyperlink" style:family="text">
      <style:text-properties fo:language="en" fo:country="US"/>
    </style:style>
    <style:style style:name="T251" style:parent-style-name="Absatz-Standardschriftart" style:family="text">
      <style:text-properties fo:language="en" fo:country="US"/>
    </style:style>
    <style:style style:name="T252" style:parent-style-name="Hyperlink" style:family="text">
      <style:text-properties fo:language="en" fo:country="US"/>
    </style:style>
    <style:style style:name="T253" style:parent-style-name="Absatz-Standardschriftart" style:family="text">
      <style:text-properties fo:language="en" fo:country="US"/>
    </style:style>
    <style:style style:name="T254" style:parent-style-name="Hyperlink" style:family="text">
      <style:text-properties fo:language="en" fo:country="US"/>
    </style:style>
    <style:style style:name="T255" style:parent-style-name="Absatz-Standardschriftart" style:family="text">
      <style:text-properties fo:language="en" fo:country="US"/>
    </style:style>
    <style:style style:name="T256" style:parent-style-name="Hyperlink" style:family="text">
      <style:text-properties fo:language="en" fo:country="US"/>
    </style:style>
    <style:style style:name="T257" style:parent-style-name="Hyperlink" style:family="text">
      <style:text-properties fo:language="en" fo:country="US"/>
    </style:style>
    <style:style style:name="T258" style:parent-style-name="Hyperlink" style:family="text">
      <style:text-properties fo:language="en" fo:country="US"/>
    </style:style>
    <style:style style:name="T259" style:parent-style-name="Absatz-Standardschriftart" style:family="text">
      <style:text-properties fo:language="en" fo:country="US"/>
    </style:style>
    <style:style style:name="T260" style:parent-style-name="Hyperlink" style:family="text">
      <style:text-properties fo:language="en" fo:country="US"/>
    </style:style>
    <style:style style:name="T261" style:parent-style-name="Absatz-Standardschriftart" style:family="text">
      <style:text-properties fo:language="en" fo:country="US"/>
    </style:style>
    <style:style style:name="P262" style:parent-style-name="Standard" style:family="paragraph">
      <style:paragraph-properties fo:break-before="page" style:vertical-align="auto" fo:line-height="106%"/>
      <style:text-properties fo:language="en" fo:country="US"/>
    </style:style>
    <style:style style:name="P263" style:parent-style-name="Standard" style:family="paragraph">
      <style:text-properties fo:font-weight="bold" style:font-weight-asian="bold" style:font-weight-complex="bold" fo:language="en" fo:country="US"/>
    </style:style>
    <style:style style:name="P264" style:parent-style-name="Standard" style:family="paragraph">
      <style:text-properties fo:language="en" fo:country="US"/>
    </style:style>
    <style:style style:name="P265" style:parent-style-name="Standard" style:family="paragraph">
      <style:text-properties fo:language="en" fo:country="US"/>
    </style:style>
    <style:style style:name="P266" style:parent-style-name="Standard" style:family="paragraph">
      <style:paragraph-properties fo:margin-bottom="0in"/>
    </style:style>
    <style:style style:name="T267" style:parent-style-name="Absatz-Standardschriftart" style:family="text">
      <style:text-properties fo:font-style="italic" style:font-style-asian="italic" style:font-style-complex="italic" fo:language="en" fo:country="US"/>
    </style:style>
    <style:style style:name="T268" style:parent-style-name="Absatz-Standardschriftart" style:family="text">
      <style:text-properties fo:language="en" fo:country="US"/>
    </style:style>
    <style:style style:name="P269" style:parent-style-name="Listenabsatz" style:list-style-name="LFO2" style:family="paragraph">
      <style:paragraph-properties fo:margin-bottom="0in"/>
      <style:text-properties fo:language="en" fo:country="US"/>
    </style:style>
    <style:style style:name="P270" style:parent-style-name="Listenabsatz" style:list-style-name="LFO2" style:family="paragraph">
      <style:paragraph-properties fo:margin-bottom="0in"/>
      <style:text-properties fo:language="en" fo:country="US"/>
    </style:style>
    <style:style style:name="P271" style:parent-style-name="Listenabsatz" style:list-style-name="LFO2" style:family="paragraph">
      <style:paragraph-properties fo:margin-bottom="0in"/>
      <style:text-properties fo:language="en" fo:country="US"/>
    </style:style>
    <style:style style:name="T272" style:parent-style-name="Absatz-Standardschriftart" style:family="text">
      <style:text-properties fo:font-style="italic" style:font-style-asian="italic" style:font-style-complex="italic" fo:language="en" fo:country="US"/>
    </style:style>
    <style:style style:name="T273" style:parent-style-name="Absatz-Standardschriftart" style:family="text">
      <style:text-properties fo:language="en" fo:country="US"/>
    </style:style>
    <style:style style:name="P274" style:parent-style-name="Standard" style:family="paragraph">
      <style:paragraph-properties fo:margin-bottom="0in"/>
    </style:style>
    <style:style style:name="T275" style:parent-style-name="Absatz-Standardschriftart" style:family="text">
      <style:text-properties fo:font-style="italic" style:font-style-asian="italic" style:font-style-complex="italic" fo:language="en" fo:country="US"/>
    </style:style>
    <style:style style:name="T276" style:parent-style-name="Absatz-Standardschriftart" style:family="text">
      <style:text-properties fo:language="en" fo:country="US"/>
    </style:style>
    <style:style style:name="P277" style:parent-style-name="Listenabsatz" style:list-style-name="LFO2" style:family="paragraph">
      <style:paragraph-properties fo:margin-bottom="0in"/>
      <style:text-properties fo:language="en" fo:country="US"/>
    </style:style>
    <style:style style:name="P278" style:parent-style-name="Listenabsatz" style:list-style-name="LFO2" style:family="paragraph">
      <style:paragraph-properties fo:margin-bottom="0in"/>
      <style:text-properties fo:language="en" fo:country="US"/>
    </style:style>
    <style:style style:name="P279" style:parent-style-name="Listenabsatz" style:list-style-name="LFO2" style:family="paragraph">
      <style:paragraph-properties fo:margin-bottom="0in"/>
      <style:text-properties fo:language="en" fo:country="US"/>
    </style:style>
    <style:style style:name="P280" style:parent-style-name="Listenabsatz" style:list-style-name="LFO2" style:family="paragraph">
      <style:paragraph-properties fo:margin-bottom="0in"/>
      <style:text-properties fo:language="en" fo:country="US"/>
    </style:style>
    <style:style style:name="P281" style:parent-style-name="Listenabsatz" style:list-style-name="LFO2" style:family="paragraph">
      <style:paragraph-properties fo:margin-bottom="0in"/>
      <style:text-properties fo:language="en" fo:country="US"/>
    </style:style>
    <style:style style:name="P282" style:parent-style-name="Listenabsatz" style:list-style-name="LFO2" style:family="paragraph">
      <style:paragraph-properties fo:margin-bottom="0in"/>
      <style:text-properties fo:language="en" fo:country="US"/>
    </style:style>
    <style:style style:name="P283" style:parent-style-name="Listenabsatz" style:list-style-name="LFO2" style:family="paragraph">
      <style:paragraph-properties fo:margin-bottom="0in"/>
      <style:text-properties fo:language="en" fo:country="US"/>
    </style:style>
    <style:style style:name="P284" style:parent-style-name="Listenabsatz" style:list-style-name="LFO2" style:family="paragraph">
      <style:paragraph-properties fo:margin-bottom="0in"/>
      <style:text-properties fo:language="en" fo:country="US"/>
    </style:style>
    <style:style style:name="P285" style:parent-style-name="Listenabsatz" style:list-style-name="LFO2" style:family="paragraph">
      <style:paragraph-properties fo:margin-bottom="0in"/>
      <style:text-properties fo:language="en" fo:country="US"/>
    </style:style>
    <style:style style:name="P286" style:parent-style-name="Listenabsatz" style:list-style-name="LFO2" style:family="paragraph">
      <style:paragraph-properties fo:margin-bottom="0in"/>
      <style:text-properties fo:language="en" fo:country="US"/>
    </style:style>
    <style:style style:name="P287" style:parent-style-name="Listenabsatz" style:list-style-name="LFO2" style:family="paragraph">
      <style:paragraph-properties fo:margin-bottom="0in"/>
      <style:text-properties fo:language="en" fo:country="US"/>
    </style:style>
    <style:style style:name="P288" style:parent-style-name="Listenabsatz" style:list-style-name="LFO2" style:family="paragraph">
      <style:paragraph-properties fo:margin-bottom="0in"/>
      <style:text-properties fo:language="en" fo:country="US"/>
    </style:style>
    <style:style style:name="P289" style:parent-style-name="Listenabsatz" style:list-style-name="LFO2" style:family="paragraph">
      <style:paragraph-properties fo:margin-bottom="0in"/>
      <style:text-properties fo:language="en" fo:country="US"/>
    </style:style>
    <style:style style:name="P290" style:parent-style-name="Listenabsatz" style:list-style-name="LFO2" style:family="paragraph">
      <style:paragraph-properties fo:margin-bottom="0in"/>
      <style:text-properties fo:language="en" fo:country="US"/>
    </style:style>
    <style:style style:name="P291" style:parent-style-name="Listenabsatz" style:list-style-name="LFO2" style:family="paragraph">
      <style:paragraph-properties fo:margin-bottom="0in"/>
      <style:text-properties fo:language="en" fo:country="US"/>
    </style:style>
    <style:style style:name="P292" style:parent-style-name="Listenabsatz" style:list-style-name="LFO2" style:family="paragraph">
      <style:paragraph-properties fo:margin-bottom="0in"/>
    </style:style>
    <style:style style:name="T293" style:parent-style-name="Absatz-Standardschriftart" style:family="text">
      <style:text-properties fo:language="en" fo:country="US"/>
    </style:style>
    <style:style style:name="T294" style:parent-style-name="Absatz-Standardschriftart" style:family="text">
      <style:text-properties style:font-name="Segoe UI Emoji" style:font-name-asian="Segoe UI Emoji" style:font-name-complex="Segoe UI Emoji" fo:language="en" fo:country="US"/>
    </style:style>
    <style:style style:name="T295" style:parent-style-name="Absatz-Standardschriftart" style:family="text">
      <style:text-properties fo:language="en" fo:country="US"/>
    </style:style>
    <style:style style:name="P296" style:parent-style-name="Listenabsatz" style:list-style-name="LFO2" style:family="paragraph">
      <style:paragraph-properties fo:margin-bottom="0in"/>
      <style:text-properties fo:language="en" fo:country="US"/>
    </style:style>
    <style:style style:name="P297" style:parent-style-name="Listenabsatz" style:list-style-name="LFO2" style:family="paragraph">
      <style:paragraph-properties fo:margin-bottom="0in"/>
      <style:text-properties fo:language="en" fo:country="US"/>
    </style:style>
    <style:style style:name="P298" style:parent-style-name="Standard" style:family="paragraph">
      <style:text-properties fo:language="en" fo:country="US"/>
    </style:style>
    <style:style style:name="T299" style:parent-style-name="Absatz-Standardschriftart" style:family="text">
      <style:text-properties fo:font-style="italic" style:font-style-asian="italic" style:font-style-complex="italic" fo:language="en" fo:country="US"/>
    </style:style>
    <style:style style:name="T300" style:parent-style-name="Absatz-Standardschriftart" style:family="text">
      <style:text-properties fo:language="en" fo:country="US"/>
    </style:style>
    <style:style style:name="P301" style:parent-style-name="Listenabsatz" style:list-style-name="LFO2" style:family="paragraph">
      <style:text-properties fo:language="en" fo:country="US"/>
    </style:style>
    <style:style style:name="P302" style:parent-style-name="Listenabsatz" style:list-style-name="LFO2" style:family="paragraph">
      <style:paragraph-properties fo:margin-bottom="0in"/>
      <style:text-properties fo:language="en" fo:country="US"/>
    </style:style>
    <style:style style:name="P303" style:parent-style-name="Listenabsatz" style:list-style-name="LFO2" style:family="paragraph">
      <style:paragraph-properties fo:margin-bottom="0in"/>
      <style:text-properties fo:language="en" fo:country="US"/>
    </style:style>
    <style:style style:name="P304" style:parent-style-name="Listenabsatz" style:list-style-name="LFO2" style:family="paragraph">
      <style:paragraph-properties fo:margin-bottom="0in"/>
      <style:text-properties fo:language="en" fo:country="US"/>
    </style:style>
    <style:style style:name="P305" style:parent-style-name="Listenabsatz" style:list-style-name="LFO2" style:family="paragraph">
      <style:paragraph-properties fo:margin-bottom="0in"/>
      <style:text-properties fo:language="en" fo:country="US"/>
    </style:style>
    <style:style style:name="P306" style:parent-style-name="Standard" style:family="paragraph">
      <style:text-properties fo:language="en" fo:country="US"/>
    </style:style>
    <style:style style:name="P307" style:parent-style-name="Standard" style:family="paragraph">
      <style:text-properties fo:font-style="italic" style:font-style-asian="italic" style:font-style-complex="italic" fo:language="en" fo:country="US"/>
    </style:style>
    <style:style style:name="P308" style:parent-style-name="Listenabsatz" style:list-style-name="LFO2" style:family="paragraph">
      <style:paragraph-properties fo:margin-bottom="0in"/>
      <style:text-properties fo:language="en" fo:country="US"/>
    </style:style>
    <style:style style:name="P309" style:parent-style-name="Listenabsatz" style:list-style-name="LFO2" style:family="paragraph">
      <style:paragraph-properties fo:margin-bottom="0in"/>
      <style:text-properties fo:language="en" fo:country="US"/>
    </style:style>
    <style:style style:name="P310" style:parent-style-name="Listenabsatz" style:list-style-name="LFO2" style:family="paragraph">
      <style:paragraph-properties fo:margin-bottom="0in"/>
      <style:text-properties fo:language="en" fo:country="US"/>
    </style:style>
    <style:style style:name="P311" style:parent-style-name="Listenabsatz" style:list-style-name="LFO2" style:family="paragraph">
      <style:paragraph-properties fo:margin-bottom="0in"/>
      <style:text-properties fo:language="en" fo:country="US"/>
    </style:style>
    <style:style style:name="P312" style:parent-style-name="Listenabsatz" style:list-style-name="LFO2" style:family="paragraph">
      <style:paragraph-properties fo:margin-bottom="0in"/>
      <style:text-properties fo:language="en" fo:country="US"/>
    </style:style>
    <style:style style:name="P313" style:parent-style-name="Listenabsatz" style:list-style-name="LFO2" style:family="paragraph">
      <style:paragraph-properties fo:margin-bottom="0in"/>
      <style:text-properties fo:language="en" fo:country="US"/>
    </style:style>
    <style:style style:name="P314" style:parent-style-name="Standard" style:family="paragraph">
      <style:paragraph-properties fo:margin-bottom="0in"/>
      <style:text-properties fo:language="en" fo:country="US"/>
    </style:style>
    <style:style style:name="P315" style:parent-style-name="Standard" style:family="paragraph">
      <style:text-properties fo:font-weight="bold" style:font-weight-asian="bold" style:font-weight-complex="bold" fo:language="en" fo:country="US"/>
    </style:style>
    <style:style style:name="P316" style:parent-style-name="Listenabsatz" style:list-style-name="LFO2" style:family="paragraph">
      <style:paragraph-properties fo:margin-bottom="0in"/>
      <style:text-properties fo:language="en" fo:country="US"/>
    </style:style>
    <style:style style:name="P317" style:parent-style-name="Listenabsatz" style:list-style-name="LFO2" style:family="paragraph">
      <style:paragraph-properties fo:margin-bottom="0in"/>
      <style:text-properties fo:language="en" fo:country="US"/>
    </style:style>
    <style:style style:name="P318" style:parent-style-name="Listenabsatz" style:list-style-name="LFO2" style:family="paragraph">
      <style:paragraph-properties fo:margin-bottom="0in"/>
      <style:text-properties fo:language="en" fo:country="US"/>
    </style:style>
    <style:style style:name="P319" style:parent-style-name="Listenabsatz" style:list-style-name="LFO2" style:family="paragraph">
      <style:paragraph-properties fo:margin-bottom="0in"/>
      <style:text-properties fo:language="en" fo:country="US"/>
    </style:style>
    <style:style style:name="P320" style:parent-style-name="Listenabsatz" style:list-style-name="LFO2" style:family="paragraph">
      <style:paragraph-properties fo:margin-bottom="0in"/>
      <style:text-properties fo:language="en" fo:country="US"/>
    </style:style>
    <style:style style:name="P321" style:parent-style-name="Listenabsatz" style:list-style-name="LFO2" style:family="paragraph">
      <style:paragraph-properties fo:margin-bottom="0in"/>
      <style:text-properties fo:language="en" fo:country="US"/>
    </style:style>
    <style:style style:name="P322" style:parent-style-name="Listenabsatz" style:list-style-name="LFO2" style:family="paragraph">
      <style:paragraph-properties fo:margin-bottom="0in"/>
      <style:text-properties fo:language="en" fo:country="US"/>
    </style:style>
    <style:style style:name="P323" style:parent-style-name="Listenabsatz" style:list-style-name="LFO2" style:family="paragraph">
      <style:paragraph-properties fo:margin-bottom="0in"/>
      <style:text-properties fo:language="en" fo:country="US"/>
    </style:style>
    <style:style style:name="P324" style:parent-style-name="Listenabsatz" style:list-style-name="LFO2" style:family="paragraph">
      <style:paragraph-properties fo:margin-bottom="0in"/>
      <style:text-properties fo:language="en" fo:country="US"/>
    </style:style>
    <style:style style:name="P325" style:parent-style-name="Standard" style:family="paragraph">
      <style:text-properties fo:language="en" fo:country="US"/>
    </style:style>
    <style:style style:name="P326" style:parent-style-name="Standard" style:family="paragraph">
      <style:text-properties fo:font-weight="bold" style:font-weight-asian="bold" style:font-weight-complex="bold" fo:language="en" fo:country="US"/>
    </style:style>
    <style:style style:name="P327" style:parent-style-name="Standard" style:family="paragraph">
      <style:text-properties fo:language="en" fo:country="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text-properties fo:language="en" fo:country="US"/>
    </style:style>
    <style:style style:name="P331" style:parent-style-name="Standard" style:family="paragraph">
      <style:text-properties fo:language="en" fo:country="US"/>
    </style:style>
  </office:automatic-styles>
  <office:body>
    <office:text text:use-soft-page-breaks="true">
      <text:p text:style-name="P1"><text:span text:style-name="T2">Hands-On Study-Tips</text:span><text:span text:style-name="T3"><text:s/></text:span><text:span text:style-name="T4">(</text:span><text:span text:style-name="T5">Kickoff)</text:span></text:p>
      <text:p text:style-name="P6">Who?</text:p>
      <text:list text:style-name="LFO1" text:continue-numbering="true">
        <text:list-item>
          <text:p text:style-name="P7"><text:a xlink:href="mailto:m_doerr14@cs.uni-kl.de" office:target-frame-name="_top" xlink:show="replace"><text:span text:style-name="T8">m_doerr14@cs.uni-kl.de</text:span></text:a><text:span text:style-name="T9"><text:s/></text:span><text:span text:style-name="T10">Since I am doing the Campus Tour right before the Hands-On Study Tips, you have to call me if there is anything serious<text:s/></text:span><text:span text:style-name="T11">(015774021372)</text:span></text:p>
        </text:list-item>
        <text:list-item>
          <text:p text:style-name="P12">… other guys who recieved this Document^^</text:p>
        </text:list-item>
      </text:list>
      <text:p text:style-name="P13"/>
      <text:p text:style-name="Standard"><text:span text:style-name="T14">When?</text:span><text:span text:style-name="T15"><text:s/>24.10., ~16:30 (it might start a bit earlier since we do this directly</text:span><text:span text:style-name="T16"><text:s/>after the Campus Tour, so at least the groups’ heads (see below) should be reachable form 16:00 on)</text:span></text:p>
      <text:p text:style-name="Standard"><text:span text:style-name="T17">Where?</text:span><text:span text:style-name="T18"><text:s/>T.B.A. Probably the terminal rooms in building 32 (32-410/1). We have at least one room there, hopefully also the other one… We will meet there! (Ba</text:span><text:span text:style-name="T19">ckup Room is 48-453)</text:span></text:p>
      <text:p text:style-name="Standard"><text:span text:style-name="T20">Who?</text:span><text:span text:style-name="T21"><text:s/>Students will be split into two groups (one per terminal room – but we will do the same things in parallel in both groups, the split is only because there are too many people for one room).</text:span></text:p>
      <text:list text:style-name="LFO1" text:continue-numbering="true">
        <text:list-item>
          <text:p text:style-name="P22"><text:span text:style-name="T23">Group A:<text:s/></text:span><text:span text:style-name="T24">Manuel</text:span><text:span text:style-name="T25">, Ali, …</text:span></text:p>
        </text:list-item>
        <text:list-item>
          <text:p text:style-name="P26"><text:span text:style-name="T27">Group B:<text:s/></text:span><text:span text:style-name="T28">Marc</text:span><text:span text:style-name="T29">, S</text:span><text:span text:style-name="T30">ören, …</text:span></text:p>
        </text:list-item>
      </text:list>
      <text:p text:style-name="P31">The rest can join a group spontaneously.</text:p>
      <text:p text:style-name="Standard"><text:span text:style-name="T32">What?</text:span><text:span text:style-name="T33"><text:s/>We present several things (see below). The group heads (Marc, Manuel) have their Laptop and attach it to the presenter, the other group member can either walk around and help with small<text:s/></text:span><text:span text:style-name="T34">problems or help with the presentations (present some topics themselves, make annotations if the other presenter forgot something, make funny jokes, etc…)</text:span></text:p>
      <text:p text:style-name="P35">Basically, you are pretty free in what you are doing: if you fell like saying something, just do it…<text:s/>it’s really more of an informal event (“form students for students”)</text:p>
      <text:p text:style-name="P36">But remember: We want not to explain them HOW everything works, but more WHERE they can look it up if they need it! Also, we want to give them information which are not mentioned in the websites.</text:p>
      <text:p text:style-name="P37"/>
      <text:p text:style-name="P38"/>
      <text:p text:style-name="P39">1. Important Websites</text:p>
      <text:p text:style-name="Standard"><text:span text:style-name="T40">Go to<text:s/></text:span><text:a xlink:href="https://ewoche.de/master/" office:target-frame-name="_top" xlink:show="replace"><text:span text:style-name="T41">https://ewoche.de/master/</text:span></text:a><text:span text:style-name="T42">, find the “Links”-Section and open/show/explain them.</text:span><text:span text:style-name="T43"><text:line-break/></text:span><text:span text:style-name="T44">Make sure to distinguish between the different categories (Fachschaft, Department CS,<text:s/></text:span><text:span text:style-name="T45">University, …)</text:span></text:p>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able:number-columns-spanned="3">
            <text:p text:style-name="P52">Meta<text:s/></text:p>
          </table:table-cell>
          <table:covered-table-cell/>
          <table:covered-table-cell/>
        </table:table-row>
        <table:table-row table:style-name="TableRow53">
          <table:table-cell table:style-name="TableCell54">
            <text:p text:style-name="P55"><text:a xlink:href="https://ewoche.de/master/" office:target-frame-name="_top" xlink:show="replace"><text:span text:style-name="T56">https://ewoche.de/master/</text:span></text:a></text:p>
          </table:table-cell>
          <table:table-cell table:style-name="TableCell57">
            <text:p text:style-name="P58">We provide all EWoche-related information there</text:p>
          </table:table-cell>
          <table:table-cell table:style-name="TableCell59">
            <text:p text:style-name="P60">&gt; Link also on the invitation flyer you got</text:p>
            <text:p text:style-name="P61">&gt; They should know this page by know (we referenced it many times before)</text:p>
          </table:table-cell>
        </table:table-row>
        <table:table-row table:style-name="TableRow62">
          <table:table-cell table:style-name="TableCell63" table:number-columns-spanned="3">
            <text:p text:style-name="P64">Fachschaft (Most important^^)</text:p>
          </table:table-cell>
          <table:covered-table-cell/>
          <table:covered-table-cell/>
        </table:table-row>
        <table:table-row table:style-name="TableRow65">
          <table:table-cell table:style-name="TableCell66">
            <text:p text:style-name="P67"><text:a xlink:href="https://www.fachschaft.informatik.uni-kl.de/" office:target-frame-name="_top" xlink:show="replace"><text:span text:style-name="Hyperlink">https://www.fachschaft.informatik.uni-kl.de/</text:span></text:a></text:p>
          </table:table-cell>
          <table:table-cell table:style-name="TableCell68">
            <text:p text:style-name="P69">Official site of the Fachschaft made by us students</text:p>
          </table:table-cell>
          <table:table-cell table:style-name="TableCell70">
            <text:p text:style-name="P71">Show in Details<text:line-break/>Show that there is an English Version</text:p>
            <text:p text:style-name="P72">Also<text:s/>explain the lock-symbol<text:line-break/>Show our blog and also explain how to subscribe to the Mailverteiler (Studium-&gt;ProTips) fsinfo again<text:line-break/><text:line-break/>Also mention that the slides form the talk by the Fachschaft on the day before will be uploaded to ewoche.de<text:line-break/></text:p>
          </table:table-cell>
        </table:table-row>
        <table:table-row table:style-name="TableRow73">
          <table:table-cell table:style-name="TableCell74">
            <text:p text:style-name="P75">Fachschaft Social Media: Facebook, Twitter, Instagram</text:p>
          </table:table-cell>
          <table:table-cell table:style-name="TableCell76">
            <text:p text:style-name="P77"><text:span text:style-name="T78">Be up to date with our Social Media, you should know what this does<text:s/></text:span><text:span text:style-name="T79">😉</text:span></text:p>
          </table:table-cell>
          <table:table-cell table:style-name="TableCell80">
            <text:p text:style-name="P81">Open all the links briefly, so they will find us on social media^^</text:p>
          </table:table-cell>
        </table:table-row>
        <table:table-row table:style-name="TableRow82">
          <table:table-cell table:style-name="TableCell83">
            <text:p text:style-name="P84"><text:a xlink:href="https://kai.cs.uni-kl.de/" office:target-frame-name="_top" xlink:show="replace"><text:span text:style-name="T85">https://kai.cs.uni-kl.de/</text:span></text:a></text:p>
          </table:table-cell>
          <table:table-cell table:style-name="TableCell86">
            <text:p text:style-name="P87">Protocols of previous exams</text:p>
          </table:table-cell>
          <table:table-cell table:style-name="TableCell88">
            <text:p text:style-name="P89">Explain how this works and that they can also provide protocols by themselves</text:p>
          </table:table-cell>
        </table:table-row>
        <table:table-row table:style-name="TableRow90">
          <table:table-cell table:style-name="TableCell91" table:number-columns-spanned="3">
            <text:p text:style-name="P92">Department CS</text:p>
          </table:table-cell>
          <table:covered-table-cell/>
          <table:covered-table-cell/>
        </table:table-row>
        <table:table-row table:style-name="TableRow93">
          <table:table-cell table:style-name="TableCell94">
            <text:p text:style-name="P95"><text:a xlink:href="https://www.cs.uni-kl.de/en/" office:target-frame-name="_top" xlink:show="replace"><text:span text:style-name="Hyperlink">https://www.cs.uni-kl.de/en/</text:span></text:a></text:p>
          </table:table-cell>
          <table:table-cell table:style-name="TableCell96">
            <text:p text:style-name="P97">Official site of the<text:s/>department Computer Science (ran be the staff)</text:p>
          </table:table-cell>
          <table:table-cell table:style-name="TableCell98">
            <text:p text:style-name="P99"><text:span text:style-name="T100">Useful Information:<text:s/></text:span><text:a xlink:href="https://www.cs.uni-kl.de/en/studium/studierende/" office:target-frame-name="_top" xlink:show="replace"><text:span text:style-name="T101">https://www.cs.uni-kl.de/en/studium/studierende/</text:span></text:a><text:span text:style-name="T102"><text:line-break/></text:span><text:span text:style-name="T103"><text:line-break/></text:span><text:span text:style-name="T104">List of all professors and their websiues:<text:s/></text:span><text:a xlink:href="https://www.cs.uni-kl.de/en/organisation/ags/" office:target-frame-name="_top" xlink:show="replace"><text:span text:style-name="T105">https://www.cs.uni-kl.de/en/organisation/ags/</text:span></text:a></text:p>
            <text:p text:style-name="P106"><text:span text:style-name="T107">Show the nice Google-Translate Bug</text:span><text:span text:style-name="T108"><text:line-break/></text:span><text:span text:style-name="T109"><text:line-break/></text:span><text:span text:style-name="T110">Study plan:<text:s/></text:span><text:a xlink:href="https://www.cs.uni-kl.de/en/studium/studiengaenge/bm-inf/sp.ma/" office:target-frame-name="_top" xlink:show="replace"><text:span text:style-name="T111">https://www.cs.uni-k</text:span><text:span text:style-name="T112">l.de/en/studium/studiengaenge/bm-inf/sp.ma/</text:span></text:a><text:span text:style-name="T113"><text:s/>We will have a look at this later (MAYBE)</text:span></text:p>
          </table:table-cell>
        </table:table-row>
        <table:table-row table:style-name="TableRow114">
          <table:table-cell table:style-name="TableCell115" table:number-columns-spanned="3">
            <text:p text:style-name="P116">University TUK</text:p>
          </table:table-cell>
          <table:covered-table-cell/>
          <table:covered-table-cell/>
        </table:table-row>
        <table:table-row table:style-name="TableRow117">
          <table:table-cell table:style-name="TableCell118">
            <text:p text:style-name="P119"><text:a xlink:href="https://www.uni-kl.de/en/" office:target-frame-name="_top" xlink:show="replace"><text:span text:style-name="T120">https://www.uni-kl.de/en/</text:span></text:a></text:p>
          </table:table-cell>
          <table:table-cell table:style-name="TableCell121">
            <text:p text:style-name="P122">Official Website of the University<text:s/></text:p>
          </table:table-cell>
          <table:table-cell table:style-name="TableCell123">
            <text:p text:style-name="P124">(they probably all saw this, so you can do this<text:s/>quickly)</text:p>
          </table:table-cell>
        </table:table-row>
        <table:table-row table:style-name="TableRow125">
          <table:table-cell table:style-name="TableCell126">
            <text:p text:style-name="P127">Campus Map</text:p>
          </table:table-cell>
          <table:table-cell table:style-name="TableCell128">
            <text:p text:style-name="P129">SKIP</text:p>
          </table:table-cell>
          <table:table-cell table:style-name="TableCell130">
            <text:p text:style-name="P131">They all have Google maps</text:p>
          </table:table-cell>
        </table:table-row>
        <table:table-row table:style-name="TableRow132">
          <table:table-cell table:style-name="TableCell133">
            <text:p text:style-name="P134">KIS, (also QIS)</text:p>
          </table:table-cell>
          <table:table-cell table:style-name="TableCell135">
            <text:p text:style-name="P136">Plan your studies</text:p>
          </table:table-cell>
          <table:table-cell table:style-name="TableCell137">
            <text:p text:style-name="P138">We will have a look at this later (MAYBE)</text:p>
          </table:table-cell>
        </table:table-row>
        <table:table-row table:style-name="TableRow139">
          <table:table-cell table:style-name="TableCell140">
            <text:p text:style-name="P141"><text:a xlink:href="https://www.ub.uni-kl.de/en/" office:target-frame-name="_top" xlink:show="replace"><text:span text:style-name="T142">https://www.ub.uni-kl.de/en/</text:span></text:a></text:p>
          </table:table-cell>
          <table:table-cell table:style-name="TableCell143">
            <text:p text:style-name="P144">Website of the university library</text:p>
          </table:table-cell>
          <table:table-cell table:style-name="TableCell145">
            <text:p text:style-name="P146">&gt; Each<text:s/>Department has its own library.</text:p>
            <text:p text:style-name="P147">&gt; On the campus tour, we already saw the central library.<text:line-break/>&gt; Some books can be rented online as well. They<text:s/><text:soft-page-break/>give extra presentations, where you can also ask how to get an account (I mean, you can ask that at any time, just approach them in building 34, they are friendly…)</text:p>
          </table:table-cell>
        </table:table-row>
        <text:soft-page-break/>
        <table:table-row table:style-name="TableRow148">
          <table:table-cell table:style-name="TableCell149" table:number-columns-spanned="3">
            <text:p text:style-name="P150">Living at TUK</text:p>
          </table:table-cell>
          <table:covered-table-cell/>
          <table:covered-table-cell/>
        </table:table-row>
        <table:table-row table:style-name="TableRow151">
          <table:table-cell table:style-name="TableCell152">
            <text:p text:style-name="P153"><text:a xlink:href="https://www.studierendenwerk-kaiserslautern.de/kaiserslautern-en-US/" office:target-frame-name="_top" xlink:show="replace"><text:span text:style-name="Hyperlink">https://www.studierendenwerk-kaiserslautern.de/kaiserslautern-en-US/</text:span></text:a></text:p>
          </table:table-cell>
          <table:table-cell table:style-name="TableCell154">
            <text:p text:style-name="P155">Support Living at the University</text:p>
          </table:table-cell>
          <table:table-cell table:style-name="TableCell156">
            <text:p text:style-name="P157">Browse through the menu ones and explain what they offer</text:p>
            <text:p text:style-name="P158"/>
            <text:p text:style-name="P159"/>
          </table:table-cell>
        </table:table-row>
        <table:table-row table:style-name="TableRow160">
          <table:table-cell table:style-name="TableCell161">
            <text:p text:style-name="P162"><text:a xlink:href="https://www.asta.uni-kl.de/asta/referate-und-arbeitsbereiche/internationales/" office:target-frame-name="_top" xlink:show="replace"><text:span text:style-name="T163">https://www.asta.uni-kl.de/asta/referate-und-arbeitsbereiche/internationales/</text:span></text:a></text:p>
          </table:table-cell>
          <table:table-cell table:style-name="TableCell164">
            <text:p text:style-name="P165">Large-Scope Fachschaft</text:p>
          </table:table-cell>
          <table:table-cell table:style-name="TableCell166">
            <text:p text:style-name="P167">You heard about them at the Campus Tour</text:p>
            <text:p text:style-name="P168"/>
          </table:table-cell>
        </table:table-row>
        <table:table-row table:style-name="TableRow169">
          <table:table-cell table:style-name="TableCell170">
            <text:p text:style-name="P171"><text:a xlink:href="https://www.rhrk.uni-kl.de/en/home/" office:target-frame-name="_top" xlink:show="replace"><text:span text:style-name="T172">https://www.rhrk.uni-kl.de/en/home/</text:span></text:a></text:p>
          </table:table-cell>
          <table:table-cell table:style-name="TableCell173">
            <text:p text:style-name="P174">Computing center by the university</text:p>
            <text:p text:style-name="P175"/>
          </table:table-cell>
          <table:table-cell table:style-name="TableCell176">
            <text:p text:style-name="P177">&gt; @rhrk.uni-kl.de<text:s/></text:p>
            <text:p text:style-name="P178">&gt; Browse quickly through the menu</text:p>
            <text:p text:style-name="P179">&gt; give out software like Wolfram Mathematica</text:p>
          </table:table-cell>
        </table:table-row>
        <table:table-row table:style-name="TableRow180">
          <table:table-cell table:style-name="TableCell181">
            <text:p text:style-name="P182"><text:a xlink:href="https://sci.informatik.uni-kl.de/en/" office:target-frame-name="_top" xlink:show="replace"><text:span text:style-name="T183">https://sci.informatik.uni-kl.d</text:span><text:span text:style-name="T184">e/en/</text:span></text:a></text:p>
          </table:table-cell>
          <table:table-cell table:style-name="TableCell185">
            <text:p text:style-name="P186">Computing center by the Department CS</text:p>
          </table:table-cell>
          <table:table-cell table:style-name="TableCell187">
            <text:p text:style-name="P188">&gt; @cs.uni-kl.de</text:p>
            <text:p text:style-name="P189">&gt; They already were given a presentation by SCI, also I praised them very high, so SKIP</text:p>
          </table:table-cell>
        </table:table-row>
        <table:table-row table:style-name="TableRow190">
          <table:table-cell table:style-name="TableCell191">
            <text:p text:style-name="P192"><text:a xlink:href="https://www.unisport.uni-kl.de/" office:target-frame-name="_top" xlink:show="replace"><text:span text:style-name="T193">https://www.unisport.uni-kl.de/</text:span></text:a></text:p>
          </table:table-cell>
          <table:table-cell table:style-name="TableCell194">
            <text:p text:style-name="P195">Sports</text:p>
          </table:table-cell>
          <table:table-cell table:style-name="TableCell196">
            <text:p text:style-name="P197"><text:span text:style-name="T198">Very rich sport pro</text:span><text:span text:style-name="T199">gram (also free). Probably Badminton will be the most relevant<text:s/></text:span><text:span text:style-name="T200">😉</text:span></text:p>
          </table:table-cell>
        </table:table-row>
        <table:table-row table:style-name="TableRow201">
          <table:table-cell table:style-name="TableCell202">
            <text:p text:style-name="P203"><text:a xlink:href="https://www.uni-kl.de/campuskultur/" office:target-frame-name="_top" xlink:show="replace"><text:span text:style-name="T204">https://www.uni-kl.de/campuskultur/</text:span></text:a></text:p>
          </table:table-cell>
          <table:table-cell table:style-name="TableCell205">
            <text:p text:style-name="P206">Cultural Activies on the campus</text:p>
          </table:table-cell>
          <table:table-cell table:style-name="TableCell207">
            <text:p text:style-name="P208">Orchestra, Theater, Photography, …</text:p>
          </table:table-cell>
        </table:table-row>
        <table:table-row table:style-name="TableRow209">
          <table:table-cell table:style-name="TableCell210">
            <text:p text:style-name="P211"><text:a xlink:href="http://www.campusplus.uni-kl.de/" office:target-frame-name="_top" xlink:show="replace"><text:span text:style-name="Hyperlink">http://www.campusplus.uni-kl.de/</text:span></text:a></text:p>
          </table:table-cell>
          <table:table-cell table:style-name="TableCell212">
            <text:p text:style-name="P213">Events on the campus</text:p>
          </table:table-cell>
          <table:table-cell table:style-name="TableCell214">
            <text:p text:style-name="P215">Provide chill area in the summer, some events like open air cinema, open stage nights, poetry slams, …</text:p>
          </table:table-cell>
        </table:table-row>
        <table:table-row table:style-name="TableRow216">
          <table:table-cell table:style-name="TableCell217" table:number-columns-spanned="3">
            <text:p text:style-name="P218">5. Useful Links</text:p>
          </table:table-cell>
          <table:covered-table-cell/>
          <table:covered-table-cell/>
        </table:table-row>
        <table:table-row table:style-name="TableRow219">
          <table:table-cell table:style-name="TableCell220">
            <text:p text:style-name="P221">SKIP THIS SECTION^^</text:p>
          </table:table-cell>
          <table:table-cell table:style-name="TableCell222">
            <text:p text:style-name="P223"/>
          </table:table-cell>
          <table:table-cell table:style-name="TableCell224">
            <text:p text:style-name="P225">For<text:s/>example, from the busses, they learned this somewhere else or should look it up (this is not really in the responsibility of the CS Department to provide those information)</text:p>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row>
      </table:table>
      <text:p text:style-name="P233"/>
      <text:p text:style-name="P234"/>
      <text:p text:style-name="P235"/>
      <text:p text:style-name="P236">2. Study plan</text:p>
      <text:p text:style-name="P237">[Skip this part if time is short (if you needed for “1.” more<text:s/>than 45mins)---somehow, everybody manages to handle this^^]</text:p>
      <text:p text:style-name="P238">Just tell them, how YOU planned your first semester. Remember that they already know theoretical regulations from a previous talk.</text:p>
      <text:p text:style-name="P239">Tips: Plan your studies roughly before you begin</text:p>
      <text:list text:style-name="LFO2" text:continue-numbering="true">
        <text:list-item>
          <text:p text:style-name="P240"><text:span text:style-name="T241">This will<text:s/></text:span><text:span text:style-name="T242">avoid longer study time due to some lectures only offered in your 5</text:span><text:span text:style-name="T243">th</text:span><text:span text:style-name="T244"><text:s/>semester or so</text:span></text:p>
        </text:list-item>
        <text:list-item>
          <text:p text:style-name="P245">Know your specialization (introduction talks tomorrow)</text:p>
        </text:list-item>
        <text:list-item>
          <text:p text:style-name="P246">Talk to your mentor, keep him up-to-date</text:p>
        </text:list-item>
        <text:list-item>
          <text:p text:style-name="P247">Make your OWN INDIVIDUAL study plan (and do not just copy from<text:s/>others)</text:p>
        </text:list-item>
      </text:list>
      <text:p text:style-name="P248"/>
      <text:p text:style-name="P249">Useful resources:</text:p>
      <text:p text:style-name="Standard"><text:a xlink:href="https://www.cs.uni-kl.de/en/studium/studiengaenge/bm-inf/sp.ma/" office:target-frame-name="_top" xlink:show="replace"><text:span text:style-name="T250">https://www.cs.uni-kl.de/en/studium/studiengaenge/bm-inf/sp.ma/</text:span></text:a><text:span text:style-name="T251"><text:s/>(General overview over what professor Michel already said)</text:span></text:p>
      <text:p text:style-name="Standard"><text:a xlink:href="https://www.cs.uni-kl.de/en/studium/lehrveranstaltungen/modulhb/" office:target-frame-name="_top" xlink:show="replace"><text:span text:style-name="T252">https://www.cs.uni-kl.de/en/studium/lehrveranstaltungen/modulhb/</text:span></text:a><text:span text:style-name="T253"><text:s/>(all modules with describption and also prerequisites and when they are offered)</text:span></text:p>
      <text:p text:style-name="Standard"><text:a xlink:href="https://www.kis.uni-kl.de/campus/all/fields.asp?tguid=0x88A782723C5D4F54A660810FFD404FE3" office:target-frame-name="_top" xlink:show="replace"><text:span text:style-name="T254">https://www.kis.uni-kl.de/campus/all/fields.asp?tguid=0x88A782723C5D4F54A660810FFD404FE3</text:span></text:a><text:span text:style-name="T255"><text:s/>overview over rooms and times of events offered THIS semester</text:span></text:p>
      <text:p text:style-name="Standard"><text:a xlink:href="https://office.kis.uni-kl.de/" office:target-frame-name="_top" xlink:show="replace"><text:span text:style-name="T256">https</text:span><text:span text:style-name="T257">://office.kis.uni-kl.de/</text:span></text:a><text:span text:style-name="T258"><text:s/></text:span><text:span text:style-name="T259">make your personal timetable (there is an English tutorial:<text:s/></text:span><text:a xlink:href="https://videoportal.uni-kl.de/Static/DISC/KIS_Video_Tutorial_EN/index.html" office:target-frame-name="_top" xlink:show="replace"><text:span text:style-name="T260">https://videoportal.uni-kl.de/Static/DISC/KIS_Video_Tutorial_EN/index.html</text:span></text:a><text:span text:style-name="T261">)</text:span></text:p>
      <text:p text:style-name="P262"/>
      <text:p text:style-name="P263">3.<text:s/>Example Day in the life of a CS student @TUK</text:p>
      <text:p text:style-name="P264">[focus should be on the “exercise sheets”-part]</text:p>
      <text:p text:style-name="P265">For example:</text:p>
      <text:p text:style-name="P266"><text:span text:style-name="T267">Lectures:</text:span><text:span text:style-name="T268"><text:s/>10am-11:30am (no one wants to start at 8am^^)</text:span></text:p>
      <text:list text:style-name="LFO2" text:continue-numbering="true">
        <text:list-item>
          <text:p text:style-name="P269">Pay attention (more or less^^)</text:p>
        </text:list-item>
        <text:list-item>
          <text:p text:style-name="P270">Usually, the lecturer provides some material as PDF on their website</text:p>
          <text:list text:continue-numbering="true">
            <text:list-item>
              <text:p text:style-name="P271">You should take notes of some important things which are not/badly explained in the lecturer’s material</text:p>
            </text:list-item>
          </text:list>
        </text:list-item>
      </text:list>
      <text:p text:style-name="Standard"><text:span text:style-name="T272">Mensa:</text:span><text:span text:style-name="T273"><text:s/>12:30pm</text:span></text:p>
      <text:p text:style-name="P274"><text:span text:style-name="T275">Exercise:</text:span><text:span text:style-name="T276"><text:s/>In the free time (or sometimes on the weekend while you are laying on your bed crying)</text:span></text:p>
      <text:list text:style-name="LFO2" text:continue-numbering="true">
        <text:list-item>
          <text:p text:style-name="P277">Usually, there are weekly homework-sheets</text:p>
          <text:list text:continue-numbering="true">
            <text:list-item>
              <text:p text:style-name="P278">You have to score a certain amount of points from those sheets during the semester to get admitted to the final exam</text:p>
            </text:list-item>
            <text:list-item>
              <text:p text:style-name="P279">Do them on your own, since they are a great preparation to the exam</text:p>
            </text:list-item>
            <text:list-item>
              <text:p text:style-name="P280">Remember that studying is a full-time job and sometimes you need maybe 8 hours per sheet</text:p>
            </text:list-item>
            <text:list-item>
              <text:p text:style-name="P281">Usually, you can work in groups on the homework, so find reliable group member and organize yourself</text:p>
            </text:list-item>
            <text:list-item>
              <text:p text:style-name="P282">In an optimal world, you would do something like this:</text:p>
              <text:list text:continue-numbering="true">
                <text:list-item>
                  <text:p text:style-name="P283">Monday: Sheet released</text:p>
                </text:list-item>
                <text:list-item>
                  <text:p text:style-name="P284">Tuesday: Talk about all the tasks together and<text:s/>decide who wants to work on which task</text:p>
                </text:list-item>
                <text:list-item>
                  <text:p text:style-name="P285">Friday: Explain the task you worked on to the other group member</text:p>
                </text:list-item>
                <text:list-item>
                  <text:p text:style-name="P286">Weekend: Finalize submission (write it down nicely looking, e.g. with LaTeX, but word is also accepted)</text:p>
                </text:list-item>
                <text:list-item>
                  <text:p text:style-name="P287">Monday: Submission Deadline (usually online)</text:p>
                </text:list-item>
              </text:list>
            </text:list-item>
            <text:list-item>
              <text:p text:style-name="P288">There are deadlines on when to submit the homework!!!! There is nothing more embarrassing than to write the TA an email saying that you forgot to submit in time and begging for an extension (often, they will reject you :P)</text:p>
            </text:list-item>
          </text:list>
        </text:list-item>
        <text:list-item>
          <text:p text:style-name="P289">Exercise session: 13:45</text:p>
          <text:list text:continue-numbering="true">
            <text:list-item>
              <text:p text:style-name="P290">Usually held<text:s/>by the Teaching Assistant or some student</text:p>
            </text:list-item>
            <text:list-item>
              <text:p text:style-name="P291">Solutions to the exercise sheets are given</text:p>
            </text:list-item>
            <text:list-item>
              <text:p text:style-name="P292"><text:span text:style-name="T293">Go there! Often, things are explained very well there, sometimes also a bit more informal<text:s/></text:span><text:span text:style-name="T294">😉</text:span><text:span text:style-name="T295">!</text:span></text:p>
            </text:list-item>
            <text:list-item>
              <text:p text:style-name="P296">Also, you can approach TAs most of the time with questions you would not ask<text:s/>the professor</text:p>
            </text:list-item>
            <text:list-item>
              <text:p text:style-name="P297">You can ask questions there</text:p>
            </text:list-item>
          </text:list>
        </text:list-item>
      </text:list>
      <text:p text:style-name="P298"/>
      <text:p text:style-name="Standard"><text:span text:style-name="T299">Other non-study-related activities and meeting with friends:<text:s/></text:span><text:span text:style-name="T300">17:00</text:span></text:p>
      <text:list text:style-name="LFO2" text:continue-numbering="true">
        <text:list-item>
          <text:p text:style-name="P301">Studying is a full-time job. Remember that.</text:p>
        </text:list-item>
        <text:list-item>
          <text:p text:style-name="P302">Take time four yourself, enjoy your time in German!</text:p>
        </text:list-item>
        <text:list-item>
          <text:p text:style-name="P303">Come and chill in the Fachschaft^^</text:p>
        </text:list-item>
        <text:list-item>
          <text:p text:style-name="P304">Unisport, Orchestra, we showed you the websites already</text:p>
        </text:list-item>
        <text:list-item>
          <text:p text:style-name="P305">You know best what you want to do in your free-time</text:p>
        </text:list-item>
      </text:list>
      <text:p text:style-name="P306"/>
      <text:p text:style-name="P307">Exam:</text:p>
      <text:list text:style-name="LFO2" text:continue-numbering="true">
        <text:list-item>
          <text:p text:style-name="P308">Exams are in the lecture free period so you have plenty of time to study (you should also do that! Depending on the student maybe 2 weeks per exam full-time)</text:p>
        </text:list-item>
        <text:list-item>
          <text:p text:style-name="P309">See KAI</text:p>
        </text:list-item>
        <text:list-item>
          <text:p text:style-name="P310">Written or oral (depends on number of students; less students usually oral)</text:p>
        </text:list-item>
        <text:list-item>
          <text:p text:style-name="P311">You saw QIS already during the presentation by the examination office</text:p>
        </text:list-item>
        <text:list-item>
          <text:p text:style-name="P312">Practice with friends, explain each other what you have learnt</text:p>
        </text:list-item>
        <text:list-item>
          <text:p text:style-name="P313">Problems, write to the<text:s/>Fachschaft’s student member in the examination board (by now, this is Marc)</text:p>
        </text:list-item>
      </text:list>
      <text:p text:style-name="P314"/>
      <text:p text:style-name="P315">4. Tips:</text:p>
      <text:list text:style-name="LFO2" text:continue-numbering="true">
        <text:list-item>
          <text:p text:style-name="P316">Do not always rely on sources on the internet since they sometimes explain things different then the lecturer</text:p>
        </text:list-item>
        <text:list-item>
          <text:p text:style-name="P317">Attend especially the first lecture (of course!)</text:p>
        </text:list-item>
        <text:list-item>
          <text:p text:style-name="P318">“How to please your professor”:</text:p>
          <text:list text:continue-numbering="true">
            <text:list-item>
              <text:p text:style-name="P319">Remember that most professors want you to learn something and pass the exam, so they are your friends, not your enemies</text:p>
            </text:list-item>
            <text:list-item>
              <text:p text:style-name="P320">You can approach most of the professors directly in their office (only some have office times), but make sure you are prepared if you talk to them (for example, formulate clear questions if you have some)</text:p>
              <text:list text:continue-numbering="true">
                <text:list-item>
                  <text:p text:style-name="P321">If you want to do a project/thesis with a professor then approach them directly, but (again!) be prepared… you should at least know the professors name and roughly what he does…<text:s/></text:p>
                </text:list-item>
              </text:list>
            </text:list-item>
            <text:list-item>
              <text:p text:style-name="P322">(here, you can also give some examples of experiences you made with professors)</text:p>
            </text:list-item>
            <text:list-item>
              <text:p text:style-name="P323">Be polite, but there is no need to be shy</text:p>
            </text:list-item>
          </text:list>
        </text:list-item>
        <text:list-item>
          <text:p text:style-name="P324">…</text:p>
        </text:list-item>
      </text:list>
      <text:p text:style-name="P325"/>
      <text:p text:style-name="P326">5. Questions</text:p>
      <text:p text:style-name="P327">Make sure they really ask questions if they are not sure… We (Fachschaft) are the ones who it’s<text:s/>probably easiest to ask and where they can be sure to get correct information.</text:p>
      <text:p text:style-name="P328">If you do not know an answer, then honestly tell them and forward them to the Fachschaft.</text:p>
      <text:p text:style-name="P329"/>
      <text:p text:style-name="P330"/>
      <text:p text:style-name="P3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Emoji" svg:font-family="Segoe UI Emoj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line-height="100%"/>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 Doerr</meta:initial-creator>
    <dc:creator>Marc Doerr</dc:creator>
    <meta:creation-date>2019-10-23T20:24:00Z</meta:creation-date>
    <dc:date>2019-10-23T21:00:00Z</dc:date>
    <meta:template xlink:href="Normal" xlink:type="simple"/>
    <meta:editing-cycles>12</meta:editing-cycles>
    <meta:editing-duration>PT0S</meta:editing-duration>
    <meta:document-statistic meta:page-count="6" meta:paragraph-count="22" meta:word-count="1566" meta:character-count="11410" meta:row-count="82" meta:non-whitespace-character-count="9866"/>
  </office:meta>
</office:document-meta>
</file>